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Cyr" svg:font-family="&quot;Arial Cyr&quot;"/>
    <style:font-face style:name="Arial" svg:font-family="Arial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>
      <style:table-cell-properties fo:background-color="transparent"/>
      <style:text-properties style:font-name="Roboto" style:font-name-asian="Roboto" style:font-name-complex="Roboto" fo:font-size="8pt" style:font-size-asian="8pt" style:font-size-complex="8pt"/>
    </style:style>
    <style:style style:name="ce2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3" style:family="table-cell" style:parent-style-name="_1054__1073__1099__1095__1085__1099__1081___1051__1080__1089__1090_1" style:data-style-name="N0">
      <style:table-cell-properties fo:border="thin solid #000000" style:vertical-align="automatic" fo:wrap-option="wrap" fo:background-color="transparent" style:cell-protect="protected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fo:background-color="transparent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end" fo:margin-right="0cm"/>
      <style:text-properties fo:color="#000000"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Roboto" style:font-name-asian="Roboto" style:font-name-complex="Roboto" fo:font-size="8pt" style:font-size-asian="8pt" style:font-size-complex="8pt"/>
    </style:style>
    <style:style style:name="ce11" style:family="table-cell" style:parent-style-name="Default" style:data-style-name="N36">
      <style:table-cell-properties fo:border="thin solid #000000" fo:background-color="transparent"/>
      <style:text-properties style:font-name="Roboto" style:font-name-asian="Roboto" style:font-name-complex="Roboto" fo:font-size="8pt" style:font-size-asian="8pt" style:font-size-complex="8pt"/>
    </style:style>
    <style:style style:name="ce12" style:family="table-cell" style:parent-style-name="Default" style:data-style-name="N36">
      <style:table-cell-properties fo:border="thin solid #000000"/>
      <style:text-properties style:font-name="Roboto" style:font-name-asian="Roboto" style:font-name-complex="Roboto" fo:font-size="8pt" style:font-size-asian="8pt" style:font-size-complex="8pt"/>
    </style:style>
    <style:style style:name="ce13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end" fo:margin-right="0cm"/>
      <style:text-properties fo:color="#000000" style:font-name="Roboto" style:font-name-asian="Roboto" style:font-name-complex="Roboto"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/>
      <style:text-properties style:font-name="Roboto" style:font-name-asian="Roboto" style:font-name-complex="Roboto" fo:font-size="8pt" style:font-size-asian="8pt" style:font-size-complex="8pt"/>
    </style:style>
    <style:style style:name="ce15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.353cm"/>
      <style:text-properties style:font-name="Roboto" style:font-name-asian="Roboto" style:font-name-complex="Roboto" fo:font-size="8pt" style:font-size-asian="8pt" style:font-size-complex="8pt"/>
    </style:style>
    <style:style style:name="ce16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.353cm"/>
      <style:text-properties style:font-name="Roboto" style:font-name-asian="Roboto" style:font-name-complex="Roboto" fo:font-size="8pt" style:font-size-asian="8pt" style:font-size-complex="8pt"/>
    </style:style>
    <style:style style:name="ce1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Roboto" style:font-name-asian="Roboto" style:font-name-complex="Roboto" fo:font-size="8pt" style:font-size-asian="8pt" style:font-size-complex="8pt"/>
    </style:style>
    <style:style style:name="ce18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 fo:font-weight="bold" style:font-weight-asian="bold" style:font-weight-complex="bold"/>
    </style:style>
    <style:style style:name="ce21" style:family="table-cell" style:parent-style-name="_1054__1073__1099__1095__1085__1099__1081___1051__1080__1089__1090_1" style:data-style-name="N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Roboto" style:font-name-asian="Roboto" style:font-name-complex="Roboto" fo:font-size="8pt" style:font-size-asian="8pt" style:font-size-complex="8pt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5875cm"/>
    </style:style>
    <style:style style:name="ro1" style:family="table-row">
      <style:table-row-properties style:row-height="11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перио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table:style-name="ce21"/>
          <table:table-cell office:value-type="float" office:value="2011" table:style-name="ce22">
            <text:p>2011</text:p>
          </table:table-cell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19">
            <text:p>2017</text:p>
          </table:table-cell>
          <table:table-cell office:value-type="float" office:value="2018" table:style-name="ce19">
            <text:p>2018</text:p>
          </table:table-cell>
          <table:table-cell office:value-type="float" office:value="2019" table:style-name="ce19">
            <text:p>2019</text:p>
          </table:table-cell>
          <table:table-cell office:value-type="float" office:value="2020" table:style-name="ce20">
            <text:p>2020</text:p>
          </table:table-cell>
          <table:table-cell office:value-type="float" office:value="2021" table:style-name="ce20">
            <text:p>2021</text:p>
          </table:table-cell>
          <table:table-cell office:value-type="float" office:value="2022" table:style-name="ce20">
            <text:p>2022</text:p>
          </table:table-cell>
          <table:table-cell office:value-type="float" office:value="2023" table:style-name="ce20">
            <text:p>2023</text:p>
          </table:table-cell>
          <table:table-cell office:value-type="float" office:value="2024" table:style-name="ce18">
            <text:p>2024</text:p>
          </table:table-cell>
          <table:table-cell table:number-columns-repeated="16369" table:style-name="ce2"/>
        </table:table-row>
        <table:table-row table:style-name="ro1">
          <table:table-cell office:value-type="string" table:style-name="ce3">
            <text:p>По всем видам деятельности</text:p>
          </table:table-cell>
          <table:table-cell office:value-type="float" office:value="107.10954683663348" table:style-name="ce5">
            <text:p>107,1</text:p>
          </table:table-cell>
          <table:table-cell office:value-type="float" office:value="107.02179734156607" table:style-name="ce5">
            <text:p>107,0</text:p>
          </table:table-cell>
          <table:table-cell office:value-type="float" office:value="101.87072310958796" table:style-name="ce5">
            <text:p>101,9</text:p>
          </table:table-cell>
          <table:table-cell office:value-type="float" office:value="103.92206060648195" table:style-name="ce5">
            <text:p>103,9</text:p>
          </table:table-cell>
          <table:table-cell office:value-type="float" office:value="97.712289907078031" table:style-name="ce5">
            <text:p>97,7</text:p>
          </table:table-cell>
          <table:table-cell office:value-type="float" office:value="98.9" table:style-name="ce7">
            <text:p><text:s text:c="3"/>98,9</text:p>
          </table:table-cell>
          <table:table-cell office:value-type="float" office:value="98.3" table:style-name="ce4">
            <text:p>98,3</text:p>
          </table:table-cell>
          <table:table-cell office:value-type="float" office:value="101.7" table:style-name="ce8">
            <text:p>101,7</text:p>
          </table:table-cell>
          <table:table-cell office:value-type="float" office:value="109.1" table:style-name="ce7">
            <text:p><text:s text:c="3"/>109,1</text:p>
          </table:table-cell>
          <table:table-cell office:value-type="float" office:value="106.8" table:style-name="ce7">
            <text:p><text:s text:c="3"/>106,8</text:p>
          </table:table-cell>
          <table:table-cell office:value-type="float" office:value="108.8" table:style-name="ce8">
            <text:p>108,8</text:p>
          </table:table-cell>
          <table:table-cell office:value-type="float" office:value="107.6" table:style-name="ce4">
            <text:p>107,6</text:p>
          </table:table-cell>
          <table:table-cell office:value-type="float" office:value="102.7" table:style-name="ce6">
            <text:p>102,7</text:p>
          </table:table-cell>
          <table:table-cell office:value-type="float" office:value="102.7" table:style-name="ce4">
            <text:p>102,7</text:p>
          </table:table-cell>
          <table:table-cell table:number-columns-repeated="16369" table:style-name="ce9"/>
        </table:table-row>
        <table:table-row table:style-name="ro1">
          <table:table-cell office:value-type="string" table:style-name="ce10">
            <text:p>Сельское, лесное и рыбное хозяйство</text:p>
          </table:table-cell>
          <table:table-cell office:value-type="float" office:value="113.87718618568458" table:style-name="ce12">
            <text:p>113,9</text:p>
          </table:table-cell>
          <table:table-cell office:value-type="float" office:value="107.96209340154974" table:style-name="ce12">
            <text:p>108,0</text:p>
          </table:table-cell>
          <table:table-cell office:value-type="float" office:value="107.95973644479001" table:style-name="ce12">
            <text:p>108,0</text:p>
          </table:table-cell>
          <table:table-cell office:value-type="float" office:value="106.86831484908771" table:style-name="ce12">
            <text:p>106,9</text:p>
          </table:table-cell>
          <table:table-cell office:value-type="float" office:value="101.84733138542686" table:style-name="ce12">
            <text:p>101,8</text:p>
          </table:table-cell>
          <table:table-cell office:value-type="float" office:value="98.2" table:style-name="ce13">
            <text:p><text:s text:c="3"/>98,2</text:p>
          </table:table-cell>
          <table:table-cell office:value-type="float" office:value="104" table:style-name="ce11">
            <text:p>104,0</text:p>
          </table:table-cell>
          <table:table-cell office:value-type="float" office:value="101.4" table:style-name="ce14">
            <text:p>101,4</text:p>
          </table:table-cell>
          <table:table-cell office:value-type="float" office:value="111.9" table:style-name="ce13">
            <text:p><text:s text:c="3"/>111,9</text:p>
          </table:table-cell>
          <table:table-cell office:value-type="float" office:value="105.7" table:style-name="ce13">
            <text:p><text:s text:c="3"/>105,7</text:p>
          </table:table-cell>
          <table:table-cell office:value-type="float" office:value="107.2" table:style-name="ce12">
            <text:p>107,2</text:p>
          </table:table-cell>
          <table:table-cell office:value-type="float" office:value="109.7" table:style-name="ce11">
            <text:p>109,7</text:p>
          </table:table-cell>
          <table:table-cell office:value-type="float" office:value="102.2" table:style-name="ce6">
            <text:p>102,2</text:p>
          </table:table-cell>
          <table:table-cell office:value-type="float" office:value="109.6" table:style-name="ce11">
            <text:p>109,6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Промышленность</text:p>
          </table:table-cell>
          <table:table-cell office:value-type="float" office:value="106.53805755233435" table:style-name="ce12">
            <text:p>106,5</text:p>
          </table:table-cell>
          <table:table-cell office:value-type="float" office:value="107.85192200924791" table:style-name="ce12">
            <text:p>107,9</text:p>
          </table:table-cell>
          <table:table-cell office:value-type="float" office:value="107.82399611195794" table:style-name="ce12">
            <text:p>107,8</text:p>
          </table:table-cell>
          <table:table-cell office:value-type="float" office:value="107.82368522369454" table:style-name="ce12">
            <text:p>107,8</text:p>
          </table:table-cell>
          <table:table-cell office:value-type="float" office:value="99.87234705010458" table:style-name="ce12">
            <text:p>99,9</text:p>
          </table:table-cell>
          <table:table-cell office:value-type="float" office:value="97.7" table:style-name="ce13">
            <text:p><text:s text:c="3"/>97,7</text:p>
          </table:table-cell>
          <table:table-cell office:value-type="float" office:value="102.1" table:style-name="ce11">
            <text:p>102,1</text:p>
          </table:table-cell>
          <table:table-cell office:value-type="float" office:value="103.1" table:style-name="ce14">
            <text:p>103,1</text:p>
          </table:table-cell>
          <table:table-cell office:value-type="float" office:value="105.7" table:style-name="ce13">
            <text:p><text:s text:c="3"/>105,7</text:p>
          </table:table-cell>
          <table:table-cell office:value-type="float" office:value="102.6" table:style-name="ce13">
            <text:p><text:s text:c="3"/>102,6</text:p>
          </table:table-cell>
          <table:table-cell office:value-type="float" office:value="106.1" table:style-name="ce12">
            <text:p>106,1</text:p>
          </table:table-cell>
          <table:table-cell office:value-type="float" office:value="111.3" table:style-name="ce11">
            <text:p>111,3</text:p>
          </table:table-cell>
          <table:table-cell office:value-type="float" office:value="103.6" table:style-name="ce6">
            <text:p>103,6</text:p>
          </table:table-cell>
          <table:table-cell office:value-type="float" office:value="105.2" table:style-name="ce11">
            <text:p>105,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Горнодобывающая промышленность и разработка карьеров</text:p>
          </table:table-cell>
          <table:table-cell office:value-type="float" office:value="105.78247194059459" table:style-name="ce12">
            <text:p>105,8</text:p>
          </table:table-cell>
          <table:table-cell office:value-type="float" office:value="99.942640881337539" table:style-name="ce12">
            <text:p>99,9</text:p>
          </table:table-cell>
          <table:table-cell office:value-type="float" office:value="111.59510858254774" table:style-name="ce12">
            <text:p>111,6</text:p>
          </table:table-cell>
          <table:table-cell office:value-type="float" office:value="112.10892820310362" table:style-name="ce12">
            <text:p>112,1</text:p>
          </table:table-cell>
          <table:table-cell office:value-type="float" office:value="101.86654528705354" table:style-name="ce12">
            <text:p>101,9</text:p>
          </table:table-cell>
          <table:table-cell office:value-type="float" office:value="99" table:style-name="ce13">
            <text:p><text:s text:c="3"/>99,0</text:p>
          </table:table-cell>
          <table:table-cell office:value-type="float" office:value="101.8" table:style-name="ce11">
            <text:p>101,8</text:p>
          </table:table-cell>
          <table:table-cell office:value-type="float" office:value="102.6" table:style-name="ce14">
            <text:p>102,6</text:p>
          </table:table-cell>
          <table:table-cell office:value-type="float" office:value="106.2" table:style-name="ce13">
            <text:p><text:s text:c="3"/>106,2</text:p>
          </table:table-cell>
          <table:table-cell office:value-type="float" office:value="101.6" table:style-name="ce13">
            <text:p><text:s text:c="3"/>101,6</text:p>
          </table:table-cell>
          <table:table-cell office:value-type="float" office:value="103.5" table:style-name="ce12">
            <text:p>103,5</text:p>
          </table:table-cell>
          <table:table-cell office:value-type="float" office:value="112.7" table:style-name="ce11">
            <text:p>112,7</text:p>
          </table:table-cell>
          <table:table-cell office:value-type="float" office:value="103.1" table:style-name="ce6">
            <text:p>103,1</text:p>
          </table:table-cell>
          <table:table-cell office:value-type="float" office:value="103.3" table:style-name="ce11">
            <text:p>103,3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Обрабатывающая промышленность</text:p>
          </table:table-cell>
          <table:table-cell office:value-type="float" office:value="105.63139563739857" table:style-name="ce12">
            <text:p>105,6</text:p>
          </table:table-cell>
          <table:table-cell office:value-type="float" office:value="109.31593071136417" table:style-name="ce12">
            <text:p>109,3</text:p>
          </table:table-cell>
          <table:table-cell office:value-type="float" office:value="104.01540539915737" table:style-name="ce12">
            <text:p>104,0</text:p>
          </table:table-cell>
          <table:table-cell office:value-type="float" office:value="104.86633652711687" table:style-name="ce12">
            <text:p>104,9</text:p>
          </table:table-cell>
          <table:table-cell office:value-type="float" office:value="98.965270120406103" table:style-name="ce12">
            <text:p>99,0</text:p>
          </table:table-cell>
          <table:table-cell office:value-type="float" office:value="97.5" table:style-name="ce13">
            <text:p><text:s text:c="3"/>97,5</text:p>
          </table:table-cell>
          <table:table-cell office:value-type="float" office:value="101.1" table:style-name="ce11">
            <text:p>101,1</text:p>
          </table:table-cell>
          <table:table-cell office:value-type="float" office:value="105.3" table:style-name="ce14">
            <text:p>105,3</text:p>
          </table:table-cell>
          <table:table-cell office:value-type="float" office:value="106.9" table:style-name="ce13">
            <text:p><text:s text:c="3"/>106,9</text:p>
          </table:table-cell>
          <table:table-cell office:value-type="float" office:value="104.9" table:style-name="ce13">
            <text:p><text:s text:c="3"/>104,9</text:p>
          </table:table-cell>
          <table:table-cell office:value-type="float" office:value="109.2" table:style-name="ce12">
            <text:p>109,2</text:p>
          </table:table-cell>
          <table:table-cell office:value-type="float" office:value="110" table:style-name="ce11">
            <text:p>110,0</text:p>
          </table:table-cell>
          <table:table-cell office:value-type="float" office:value="103.4" table:style-name="ce6">
            <text:p>103,4</text:p>
          </table:table-cell>
          <table:table-cell office:value-type="float" office:value="105.7" table:style-name="ce11">
            <text:p>105,7</text:p>
          </table:table-cell>
          <table:table-cell table:number-columns-repeated="16369"/>
        </table:table-row>
        <table:table-row table:style-name="ro2">
          <table:table-cell office:value-type="string" table:style-name="ce15">
            <text:p>Электроснабжение, подача газа, пара и воздушное <text:s/>кондиционирование</text:p>
          </table:table-cell>
          <table:table-cell office:value-type="float" office:value="105.79188519858317" table:style-name="ce12">
            <text:p>105,8</text:p>
          </table:table-cell>
          <table:table-cell office:value-type="float" office:value="107.6125005883589" table:style-name="ce12">
            <text:p>107,6</text:p>
          </table:table-cell>
          <table:table-cell office:value-type="float" office:value="107.45178771552423" table:style-name="ce12">
            <text:p>107,5</text:p>
          </table:table-cell>
          <table:table-cell office:value-type="float" office:value="104.8835084513025" table:style-name="ce12">
            <text:p>104,9</text:p>
          </table:table-cell>
          <table:table-cell office:value-type="float" office:value="99.130378246248256" table:style-name="ce12">
            <text:p>99,1</text:p>
          </table:table-cell>
          <table:table-cell office:value-type="float" office:value="96" table:style-name="ce13">
            <text:p><text:s text:c="3"/>96,0</text:p>
          </table:table-cell>
          <table:table-cell office:value-type="float" office:value="99" table:style-name="ce11">
            <text:p>99,0</text:p>
          </table:table-cell>
          <table:table-cell office:value-type="float" office:value="101.6" table:style-name="ce14">
            <text:p>101,6</text:p>
          </table:table-cell>
          <table:table-cell office:value-type="float" office:value="103.1" table:style-name="ce13">
            <text:p><text:s text:c="3"/>103,1</text:p>
          </table:table-cell>
          <table:table-cell office:value-type="float" office:value="102.7" table:style-name="ce13">
            <text:p><text:s text:c="3"/>102,7</text:p>
          </table:table-cell>
          <table:table-cell office:value-type="float" office:value="106" table:style-name="ce12">
            <text:p>106,0</text:p>
          </table:table-cell>
          <table:table-cell office:value-type="float" office:value="109.4" table:style-name="ce11">
            <text:p>109,4</text:p>
          </table:table-cell>
          <table:table-cell office:value-type="float" office:value="107.3" table:style-name="ce6">
            <text:p>107,3</text:p>
          </table:table-cell>
          <table:table-cell office:value-type="float" office:value="111.6" table:style-name="ce11">
            <text:p>111,6</text:p>
          </table:table-cell>
          <table:table-cell table:number-columns-repeated="16369"/>
        </table:table-row>
        <table:table-row table:style-name="ro3">
          <table:table-cell office:value-type="string" table:style-name="ce15">
            <text:p>Водоснабжение; водоотведение; сбор, обработка и удаление отходов, деятельность по ликвидации загрязнений</text:p>
          </table:table-cell>
          <table:table-cell office:value-type="float" office:value="100.417087673648" table:style-name="ce12">
            <text:p>100,4</text:p>
          </table:table-cell>
          <table:table-cell office:value-type="float" office:value="111.39750851679811" table:style-name="ce12">
            <text:p>111,4</text:p>
          </table:table-cell>
          <table:table-cell office:value-type="float" office:value="105.6426650326583" table:style-name="ce12">
            <text:p>105,6</text:p>
          </table:table-cell>
          <table:table-cell office:value-type="float" office:value="105.90652815343324" table:style-name="ce12">
            <text:p>105,9</text:p>
          </table:table-cell>
          <table:table-cell office:value-type="float" office:value="100.49982059845514" table:style-name="ce12">
            <text:p>100,5</text:p>
          </table:table-cell>
          <table:table-cell office:value-type="float" office:value="96.1" table:style-name="ce13">
            <text:p><text:s text:c="3"/>96,1</text:p>
          </table:table-cell>
          <table:table-cell office:value-type="float" office:value="101.1" table:style-name="ce11">
            <text:p>101,1</text:p>
          </table:table-cell>
          <table:table-cell office:value-type="float" office:value="103.9" table:style-name="ce14">
            <text:p>103,9</text:p>
          </table:table-cell>
          <table:table-cell office:value-type="float" office:value="104.3" table:style-name="ce13">
            <text:p><text:s text:c="3"/>104,3</text:p>
          </table:table-cell>
          <table:table-cell office:value-type="float" office:value="99.5" table:style-name="ce13">
            <text:p><text:s text:c="3"/>99,5</text:p>
          </table:table-cell>
          <table:table-cell office:value-type="float" office:value="109.2" table:style-name="ce12">
            <text:p>109,2</text:p>
          </table:table-cell>
          <table:table-cell office:value-type="float" office:value="106.5" table:style-name="ce11">
            <text:p>106,5</text:p>
          </table:table-cell>
          <table:table-cell office:value-type="float" office:value="106.7" table:style-name="ce6">
            <text:p>106,7</text:p>
          </table:table-cell>
          <table:table-cell office:value-type="float" office:value="112.2" table:style-name="ce11">
            <text:p>112,2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Строительство</text:p>
          </table:table-cell>
          <table:table-cell office:value-type="float" office:value="97.406118007641282" table:style-name="ce12">
            <text:p>97,4</text:p>
          </table:table-cell>
          <table:table-cell office:value-type="float" office:value="96.633827327222789" table:style-name="ce12">
            <text:p>96,6</text:p>
          </table:table-cell>
          <table:table-cell office:value-type="float" office:value="100.77624265589267" table:style-name="ce12">
            <text:p>100,8</text:p>
          </table:table-cell>
          <table:table-cell office:value-type="float" office:value="110.23602413387295" table:style-name="ce12">
            <text:p>110,2</text:p>
          </table:table-cell>
          <table:table-cell office:value-type="float" office:value="100.01605704499485" table:style-name="ce12">
            <text:p>100,0</text:p>
          </table:table-cell>
          <table:table-cell office:value-type="float" office:value="101" table:style-name="ce13">
            <text:p><text:s text:c="3"/>101,0</text:p>
          </table:table-cell>
          <table:table-cell office:value-type="float" office:value="100.9" table:style-name="ce11">
            <text:p>100,9</text:p>
          </table:table-cell>
          <table:table-cell office:value-type="float" office:value="103.8" table:style-name="ce14">
            <text:p>103,8</text:p>
          </table:table-cell>
          <table:table-cell office:value-type="float" office:value="108.1" table:style-name="ce13">
            <text:p><text:s text:c="3"/>108,1</text:p>
          </table:table-cell>
          <table:table-cell office:value-type="float" office:value="97.2" table:style-name="ce13">
            <text:p><text:s text:c="3"/>97,2</text:p>
          </table:table-cell>
          <table:table-cell office:value-type="float" office:value="110.3" table:style-name="ce12">
            <text:p>110,3</text:p>
          </table:table-cell>
          <table:table-cell office:value-type="float" office:value="120.5" table:style-name="ce11">
            <text:p>120,5</text:p>
          </table:table-cell>
          <table:table-cell office:value-type="float" office:value="100.1" table:style-name="ce6">
            <text:p>100,1</text:p>
          </table:table-cell>
          <table:table-cell office:value-type="float" office:value="100.1" table:style-name="ce11">
            <text:p>100,1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Оптовая и розничная торговля; ремонт автомобилей и мотоциклов</text:p>
          </table:table-cell>
          <table:table-cell office:value-type="float" office:value="105.54100144479021" table:style-name="ce12">
            <text:p>105,5</text:p>
          </table:table-cell>
          <table:table-cell office:value-type="float" office:value="106.94085729675369" table:style-name="ce12">
            <text:p>106,9</text:p>
          </table:table-cell>
          <table:table-cell office:value-type="float" office:value="102.74658815845399" table:style-name="ce12">
            <text:p>102,7</text:p>
          </table:table-cell>
          <table:table-cell office:value-type="float" office:value="106.25509521560232" table:style-name="ce12">
            <text:p>106,3</text:p>
          </table:table-cell>
          <table:table-cell office:value-type="float" office:value="99.135177308118514" table:style-name="ce12">
            <text:p>99,1</text:p>
          </table:table-cell>
          <table:table-cell office:value-type="float" office:value="94.5" table:style-name="ce13">
            <text:p><text:s text:c="3"/>94,5</text:p>
          </table:table-cell>
          <table:table-cell office:value-type="float" office:value="103.5" table:style-name="ce11">
            <text:p>103,5</text:p>
          </table:table-cell>
          <table:table-cell office:value-type="float" office:value="103" table:style-name="ce13">
            <text:p><text:s text:c="3"/>103,0</text:p>
          </table:table-cell>
          <table:table-cell office:value-type="float" office:value="104.7" table:style-name="ce13">
            <text:p><text:s text:c="3"/>104,7</text:p>
          </table:table-cell>
          <table:table-cell office:value-type="float" office:value="99.4" table:style-name="ce13">
            <text:p><text:s text:c="3"/>99,4</text:p>
          </table:table-cell>
          <table:table-cell office:value-type="float" office:value="108.3" table:style-name="ce12">
            <text:p>108,3</text:p>
          </table:table-cell>
          <table:table-cell office:value-type="float" office:value="107.2" table:style-name="ce11">
            <text:p>107,2</text:p>
          </table:table-cell>
          <table:table-cell office:value-type="float" office:value="103.8" table:style-name="ce6">
            <text:p>103,8</text:p>
          </table:table-cell>
          <table:table-cell office:value-type="float" office:value="107.5" table:style-name="ce11">
            <text:p>107,5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Транспорт и складирование</text:p>
          </table:table-cell>
          <table:table-cell office:value-type="float" office:value="106.99670032935873" table:style-name="ce12">
            <text:p>107,0</text:p>
          </table:table-cell>
          <table:table-cell office:value-type="float" office:value="109.16568434225549" table:style-name="ce12">
            <text:p>109,2</text:p>
          </table:table-cell>
          <table:table-cell office:value-type="float" office:value="103.4590387404439" table:style-name="ce12">
            <text:p>103,5</text:p>
          </table:table-cell>
          <table:table-cell office:value-type="float" office:value="105.81329142704682" table:style-name="ce12">
            <text:p>105,8</text:p>
          </table:table-cell>
          <table:table-cell office:value-type="float" office:value="95.597236213749426" table:style-name="ce12">
            <text:p>95,6</text:p>
          </table:table-cell>
          <table:table-cell office:value-type="float" office:value="92.9" table:style-name="ce13">
            <text:p><text:s text:c="3"/>92,9</text:p>
          </table:table-cell>
          <table:table-cell office:value-type="float" office:value="101.9" table:style-name="ce11">
            <text:p>101,9</text:p>
          </table:table-cell>
          <table:table-cell office:value-type="float" office:value="102.7" table:style-name="ce14">
            <text:p>102,7</text:p>
          </table:table-cell>
          <table:table-cell office:value-type="float" office:value="103.5" table:style-name="ce13">
            <text:p><text:s text:c="3"/>103,5</text:p>
          </table:table-cell>
          <table:table-cell office:value-type="float" office:value="103" table:style-name="ce13">
            <text:p><text:s text:c="3"/>103,0</text:p>
          </table:table-cell>
          <table:table-cell office:value-type="float" office:value="106.9" table:style-name="ce12">
            <text:p>106,9</text:p>
          </table:table-cell>
          <table:table-cell office:value-type="float" office:value="115.1" table:style-name="ce11">
            <text:p>115,1</text:p>
          </table:table-cell>
          <table:table-cell office:value-type="float" office:value="105.9" table:style-name="ce6">
            <text:p>105,9</text:p>
          </table:table-cell>
          <table:table-cell office:value-type="float" office:value="104.9" table:style-name="ce11">
            <text:p>104,9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Услуги по проживанию и питанию</text:p>
          </table:table-cell>
          <table:table-cell office:value-type="float" office:value="102.50436619321772" table:style-name="ce12">
            <text:p>102,5</text:p>
          </table:table-cell>
          <table:table-cell office:value-type="float" office:value="99.325466582140763" table:style-name="ce12">
            <text:p>99,3</text:p>
          </table:table-cell>
          <table:table-cell office:value-type="float" office:value="106.03865816365581" table:style-name="ce12">
            <text:p>106,0</text:p>
          </table:table-cell>
          <table:table-cell office:value-type="float" office:value="106.35360072452843" table:style-name="ce12">
            <text:p>106,4</text:p>
          </table:table-cell>
          <table:table-cell office:value-type="float" office:value="99.934614198293616" table:style-name="ce12">
            <text:p>99,9</text:p>
          </table:table-cell>
          <table:table-cell office:value-type="float" office:value="95.7" table:style-name="ce13">
            <text:p><text:s text:c="3"/>95,7</text:p>
          </table:table-cell>
          <table:table-cell office:value-type="float" office:value="102" table:style-name="ce11">
            <text:p>102,0</text:p>
          </table:table-cell>
          <table:table-cell office:value-type="float" office:value="100.4" table:style-name="ce14">
            <text:p>100,4</text:p>
          </table:table-cell>
          <table:table-cell office:value-type="float" office:value="99.7" table:style-name="ce13">
            <text:p><text:s text:c="3"/>99,7</text:p>
          </table:table-cell>
          <table:table-cell office:value-type="float" office:value="110.1" table:style-name="ce13">
            <text:p><text:s text:c="3"/>110,1</text:p>
          </table:table-cell>
          <table:table-cell office:value-type="float" office:value="103.8" table:style-name="ce12">
            <text:p>103,8</text:p>
          </table:table-cell>
          <table:table-cell office:value-type="float" office:value="115" table:style-name="ce11">
            <text:p>115,0</text:p>
          </table:table-cell>
          <table:table-cell office:value-type="float" office:value="100.4" table:style-name="ce6">
            <text:p>100,4</text:p>
          </table:table-cell>
          <table:table-cell office:value-type="float" office:value="100.1" table:style-name="ce11">
            <text:p>100,1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Информация и связь</text:p>
          </table:table-cell>
          <table:table-cell office:value-type="float" office:value="107.17940027717202" table:style-name="ce12">
            <text:p>107,2</text:p>
          </table:table-cell>
          <table:table-cell office:value-type="float" office:value="106.4693982051497" table:style-name="ce12">
            <text:p>106,5</text:p>
          </table:table-cell>
          <table:table-cell office:value-type="float" office:value="102.44678240097207" table:style-name="ce12">
            <text:p>102,4</text:p>
          </table:table-cell>
          <table:table-cell office:value-type="float" office:value="104.44193536120252" table:style-name="ce12">
            <text:p>104,4</text:p>
          </table:table-cell>
          <table:table-cell office:value-type="float" office:value="98.252227695863439" table:style-name="ce12">
            <text:p>98,3</text:p>
          </table:table-cell>
          <table:table-cell office:value-type="float" office:value="98.5" table:style-name="ce13">
            <text:p><text:s text:c="3"/>98,5</text:p>
          </table:table-cell>
          <table:table-cell office:value-type="float" office:value="101.1" table:style-name="ce11">
            <text:p>101,1</text:p>
          </table:table-cell>
          <table:table-cell office:value-type="float" office:value="100.2" table:style-name="ce14">
            <text:p>100,2</text:p>
          </table:table-cell>
          <table:table-cell office:value-type="float" office:value="105.8" table:style-name="ce13">
            <text:p><text:s text:c="3"/>105,8</text:p>
          </table:table-cell>
          <table:table-cell office:value-type="float" office:value="104" table:style-name="ce13">
            <text:p><text:s text:c="3"/>104,0</text:p>
          </table:table-cell>
          <table:table-cell office:value-type="float" office:value="108.3" table:style-name="ce12">
            <text:p>108,3</text:p>
          </table:table-cell>
          <table:table-cell office:value-type="float" office:value="111.6" table:style-name="ce11">
            <text:p>111,6</text:p>
          </table:table-cell>
          <table:table-cell office:value-type="float" office:value="117.6" table:style-name="ce6">
            <text:p>117,6</text:p>
          </table:table-cell>
          <table:table-cell office:value-type="float" office:value="119.4" table:style-name="ce11">
            <text:p>119,4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Финансовая и страховая деятельность</text:p>
          </table:table-cell>
          <table:table-cell office:value-type="float" office:value="105.14041884896747" table:style-name="ce12">
            <text:p>105,1</text:p>
          </table:table-cell>
          <table:table-cell office:value-type="float" office:value="100.93795402340736" table:style-name="ce12">
            <text:p>100,9</text:p>
          </table:table-cell>
          <table:table-cell office:value-type="float" office:value="101.76261018878222" table:style-name="ce12">
            <text:p>101,8</text:p>
          </table:table-cell>
          <table:table-cell office:value-type="float" office:value="100.62896705903051" table:style-name="ce12">
            <text:p>100,6</text:p>
          </table:table-cell>
          <table:table-cell office:value-type="float" office:value="100.93836657373956" table:style-name="ce12">
            <text:p>100,9</text:p>
          </table:table-cell>
          <table:table-cell office:value-type="float" office:value="104.8" table:style-name="ce13">
            <text:p><text:s text:c="3"/>104,8</text:p>
          </table:table-cell>
          <table:table-cell office:value-type="float" office:value="97.8" table:style-name="ce11">
            <text:p>97,8</text:p>
          </table:table-cell>
          <table:table-cell office:value-type="float" office:value="105.6" table:style-name="ce14">
            <text:p>105,6</text:p>
          </table:table-cell>
          <table:table-cell office:value-type="float" office:value="104.6" table:style-name="ce13">
            <text:p><text:s text:c="3"/>104,6</text:p>
          </table:table-cell>
          <table:table-cell office:value-type="float" office:value="98.5" table:style-name="ce13">
            <text:p><text:s text:c="3"/>98,5</text:p>
          </table:table-cell>
          <table:table-cell office:value-type="float" office:value="111.3" table:style-name="ce12">
            <text:p>111,3</text:p>
          </table:table-cell>
          <table:table-cell office:value-type="float" office:value="104.7" table:style-name="ce11">
            <text:p>104,7</text:p>
          </table:table-cell>
          <table:table-cell office:value-type="float" office:value="107.6" table:style-name="ce6">
            <text:p>107,6</text:p>
          </table:table-cell>
          <table:table-cell office:value-type="float" office:value="114.2" table:style-name="ce11">
            <text:p>114,2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Операции с недвижимым имуществом</text:p>
          </table:table-cell>
          <table:table-cell office:value-type="float" office:value="106.03476477157533" table:style-name="ce12">
            <text:p>106,0</text:p>
          </table:table-cell>
          <table:table-cell office:value-type="float" office:value="108.06222284490167" table:style-name="ce12">
            <text:p>108,1</text:p>
          </table:table-cell>
          <table:table-cell office:value-type="float" office:value="106.62564529738692" table:style-name="ce12">
            <text:p>106,6</text:p>
          </table:table-cell>
          <table:table-cell office:value-type="float" office:value="101.18864920218149" table:style-name="ce12">
            <text:p>101,2</text:p>
          </table:table-cell>
          <table:table-cell office:value-type="float" office:value="100.29370547801136" table:style-name="ce12">
            <text:p>100,3</text:p>
          </table:table-cell>
          <table:table-cell office:value-type="float" office:value="98.5" table:style-name="ce13">
            <text:p><text:s text:c="3"/>98,5</text:p>
          </table:table-cell>
          <table:table-cell office:value-type="float" office:value="111.4" table:style-name="ce11">
            <text:p>111,4</text:p>
          </table:table-cell>
          <table:table-cell office:value-type="float" office:value="100.6" table:style-name="ce14">
            <text:p>100,6</text:p>
          </table:table-cell>
          <table:table-cell office:value-type="float" office:value="100.3" table:style-name="ce13">
            <text:p><text:s text:c="3"/>100,3</text:p>
          </table:table-cell>
          <table:table-cell office:value-type="float" office:value="103.3" table:style-name="ce13">
            <text:p><text:s text:c="3"/>103,3</text:p>
          </table:table-cell>
          <table:table-cell office:value-type="float" office:value="95.1" table:style-name="ce12">
            <text:p>95,1</text:p>
          </table:table-cell>
          <table:table-cell office:value-type="float" office:value="105.3" table:style-name="ce11">
            <text:p>105,3</text:p>
          </table:table-cell>
          <table:table-cell office:value-type="float" office:value="101.4" table:style-name="ce6">
            <text:p>101,4</text:p>
          </table:table-cell>
          <table:table-cell office:value-type="float" office:value="110" table:style-name="ce11">
            <text:p>110,0</text:p>
          </table:table-cell>
          <table:table-cell table:number-columns-repeated="16369"/>
        </table:table-row>
        <table:table-row table:style-name="ro4">
          <table:table-cell office:value-type="string" table:style-name="ce17">
            <text:p>Профессиональная, научная и техническая деятельность</text:p>
          </table:table-cell>
          <table:table-cell office:value-type="float" office:value="113.07523764861088" table:style-name="ce12">
            <text:p>113,1</text:p>
          </table:table-cell>
          <table:table-cell office:value-type="float" office:value="110.488995493096" table:style-name="ce12">
            <text:p>110,5</text:p>
          </table:table-cell>
          <table:table-cell office:value-type="float" office:value="100.23543963804731" table:style-name="ce12">
            <text:p>100,2</text:p>
          </table:table-cell>
          <table:table-cell office:value-type="float" office:value="111.11000987654425" table:style-name="ce12">
            <text:p>111,1</text:p>
          </table:table-cell>
          <table:table-cell office:value-type="float" office:value="92.481071832661684" table:style-name="ce12">
            <text:p>92,5</text:p>
          </table:table-cell>
          <table:table-cell office:value-type="float" office:value="110.7" table:style-name="ce13">
            <text:p><text:s text:c="3"/>110,7</text:p>
          </table:table-cell>
          <table:table-cell office:value-type="float" office:value="77.3" table:style-name="ce11">
            <text:p>77,3</text:p>
          </table:table-cell>
          <table:table-cell office:value-type="float" office:value="100.7" table:style-name="ce14">
            <text:p>100,7</text:p>
          </table:table-cell>
          <table:table-cell office:value-type="float" office:value="109.7" table:style-name="ce13">
            <text:p><text:s text:c="3"/>109,7</text:p>
          </table:table-cell>
          <table:table-cell office:value-type="float" office:value="103.3" table:style-name="ce13">
            <text:p><text:s text:c="3"/>103,3</text:p>
          </table:table-cell>
          <table:table-cell office:value-type="float" office:value="102.4" table:style-name="ce12">
            <text:p>102,4</text:p>
          </table:table-cell>
          <table:table-cell office:value-type="float" office:value="105.3" table:style-name="ce11">
            <text:p>105,3</text:p>
          </table:table-cell>
          <table:table-cell office:value-type="float" office:value="98.4" table:style-name="ce6">
            <text:p>98,4</text:p>
          </table:table-cell>
          <table:table-cell office:value-type="float" office:value="104" table:style-name="ce11">
            <text:p>104,0</text:p>
          </table:table-cell>
          <table:table-cell table:number-columns-repeated="16369"/>
        </table:table-row>
        <table:table-row table:style-name="ro5">
          <table:table-cell office:value-type="string" table:style-name="ce17">
            <text:p>Деятельность в области административного и вспомогательного обслуживания</text:p>
          </table:table-cell>
          <table:table-cell office:value-type="float" office:value="91.091244326967924" table:style-name="ce12">
            <text:p>91,1</text:p>
          </table:table-cell>
          <table:table-cell office:value-type="float" office:value="97.899549691119105" table:style-name="ce12">
            <text:p>97,9</text:p>
          </table:table-cell>
          <table:table-cell office:value-type="float" office:value="98.300148054216407" table:style-name="ce12">
            <text:p>98,3</text:p>
          </table:table-cell>
          <table:table-cell office:value-type="float" office:value="88.039243742626283" table:style-name="ce12">
            <text:p>88,0</text:p>
          </table:table-cell>
          <table:table-cell office:value-type="float" office:value="98.679249920034707" table:style-name="ce12">
            <text:p>98,7</text:p>
          </table:table-cell>
          <table:table-cell office:value-type="float" office:value="98.2" table:style-name="ce13">
            <text:p><text:s text:c="3"/>98,2</text:p>
          </table:table-cell>
          <table:table-cell office:value-type="float" office:value="122.8" table:style-name="ce11">
            <text:p>122,8</text:p>
          </table:table-cell>
          <table:table-cell office:value-type="float" office:value="116.6" table:style-name="ce14">
            <text:p>116,6</text:p>
          </table:table-cell>
          <table:table-cell office:value-type="float" office:value="117.2" table:style-name="ce13">
            <text:p><text:s text:c="3"/>117,2</text:p>
          </table:table-cell>
          <table:table-cell office:value-type="float" office:value="89.1" table:style-name="ce13">
            <text:p><text:s text:c="3"/>89,1</text:p>
          </table:table-cell>
          <table:table-cell office:value-type="float" office:value="102.4" table:style-name="ce12">
            <text:p>102,4</text:p>
          </table:table-cell>
          <table:table-cell office:value-type="float" office:value="110.1" table:style-name="ce11">
            <text:p>110,1</text:p>
          </table:table-cell>
          <table:table-cell office:value-type="float" office:value="102.7" table:style-name="ce6">
            <text:p>102,7</text:p>
          </table:table-cell>
          <table:table-cell office:value-type="float" office:value="93.9" table:style-name="ce11">
            <text:p>93,9</text:p>
          </table:table-cell>
          <table:table-cell table:number-columns-repeated="16369"/>
        </table:table-row>
        <table:table-row table:style-name="ro5">
          <table:table-cell office:value-type="string" table:style-name="ce17">
            <text:p>Государственное управление и оборона; обязательное <text:s/>социальное обеспечение</text:p>
          </table:table-cell>
          <table:table-cell office:value-type="float" office:value="111.41051178879977" table:style-name="ce12">
            <text:p>111,4</text:p>
          </table:table-cell>
          <table:table-cell office:value-type="float" office:value="110.04412567584374" table:style-name="ce12">
            <text:p>110,0</text:p>
          </table:table-cell>
          <table:table-cell office:value-type="float" office:value="99.492764937944401" table:style-name="ce12">
            <text:p>99,5</text:p>
          </table:table-cell>
          <table:table-cell office:value-type="float" office:value="96.015846845302534" table:style-name="ce12">
            <text:p>96,0</text:p>
          </table:table-cell>
          <table:table-cell office:value-type="float" office:value="95.510809724619008" table:style-name="ce12">
            <text:p>95,5</text:p>
          </table:table-cell>
          <table:table-cell office:value-type="float" office:value="96.1" table:style-name="ce13">
            <text:p><text:s text:c="3"/>96,1</text:p>
          </table:table-cell>
          <table:table-cell office:value-type="float" office:value="98.1" table:style-name="ce11">
            <text:p>98,1</text:p>
          </table:table-cell>
          <table:table-cell office:value-type="float" office:value="101.6" table:style-name="ce14">
            <text:p>101,6</text:p>
          </table:table-cell>
          <table:table-cell office:value-type="float" office:value="110.7" table:style-name="ce13">
            <text:p><text:s text:c="3"/>110,7</text:p>
          </table:table-cell>
          <table:table-cell office:value-type="float" office:value="110.6" table:style-name="ce13">
            <text:p><text:s text:c="3"/>110,6</text:p>
          </table:table-cell>
          <table:table-cell office:value-type="float" office:value="104.2" table:style-name="ce12">
            <text:p>104,2</text:p>
          </table:table-cell>
          <table:table-cell office:value-type="float" office:value="109.8" table:style-name="ce11">
            <text:p>109,8</text:p>
          </table:table-cell>
          <table:table-cell office:value-type="float" office:value="103.9" table:style-name="ce6">
            <text:p>103,9</text:p>
          </table:table-cell>
          <table:table-cell office:value-type="float" office:value="99" table:style-name="ce11">
            <text:p>99,0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Образование</text:p>
          </table:table-cell>
          <table:table-cell office:value-type="float" office:value="111.10613308646333" table:style-name="ce12">
            <text:p>111,1</text:p>
          </table:table-cell>
          <table:table-cell office:value-type="float" office:value="109.14246727855613" table:style-name="ce12">
            <text:p>109,1</text:p>
          </table:table-cell>
          <table:table-cell office:value-type="float" office:value="96.67848974118283" table:style-name="ce12">
            <text:p>96,7</text:p>
          </table:table-cell>
          <table:table-cell office:value-type="float" office:value="100.831773344677" table:style-name="ce12">
            <text:p>100,8</text:p>
          </table:table-cell>
          <table:table-cell office:value-type="float" office:value="97.304928435276523" table:style-name="ce12">
            <text:p>97,3</text:p>
          </table:table-cell>
          <table:table-cell office:value-type="float" office:value="106.4" table:style-name="ce13">
            <text:p><text:s text:c="3"/>106,4</text:p>
          </table:table-cell>
          <table:table-cell office:value-type="float" office:value="95.1" table:style-name="ce11">
            <text:p>95,1</text:p>
          </table:table-cell>
          <table:table-cell office:value-type="float" office:value="100.5" table:style-name="ce14">
            <text:p>100,5</text:p>
          </table:table-cell>
          <table:table-cell office:value-type="float" office:value="116.4" table:style-name="ce13">
            <text:p><text:s text:c="3"/>116,4</text:p>
          </table:table-cell>
          <table:table-cell office:value-type="float" office:value="122.7" table:style-name="ce13">
            <text:p><text:s text:c="3"/>122,7</text:p>
          </table:table-cell>
          <table:table-cell office:value-type="float" office:value="114.9" table:style-name="ce12">
            <text:p>114,9</text:p>
          </table:table-cell>
          <table:table-cell office:value-type="float" office:value="105.3" table:style-name="ce11">
            <text:p>105,3</text:p>
          </table:table-cell>
          <table:table-cell office:value-type="float" office:value="99.1" table:style-name="ce6">
            <text:p>99,1</text:p>
          </table:table-cell>
          <table:table-cell office:value-type="float" office:value="98.8" table:style-name="ce11">
            <text:p>98,8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Здравоохранение и социальное обслуживание населения</text:p>
          </table:table-cell>
          <table:table-cell office:value-type="float" office:value="114.47721640613" table:style-name="ce12">
            <text:p>114,5</text:p>
          </table:table-cell>
          <table:table-cell office:value-type="float" office:value="109.55003095984935" table:style-name="ce12">
            <text:p>109,6</text:p>
          </table:table-cell>
          <table:table-cell office:value-type="float" office:value="98.130584296395938" table:style-name="ce12">
            <text:p>98,1</text:p>
          </table:table-cell>
          <table:table-cell office:value-type="float" office:value="102.73098850288706" table:style-name="ce12">
            <text:p>102,7</text:p>
          </table:table-cell>
          <table:table-cell office:value-type="float" office:value="97.108551464702572" table:style-name="ce12">
            <text:p>97,1</text:p>
          </table:table-cell>
          <table:table-cell office:value-type="float" office:value="100.7" table:style-name="ce13">
            <text:p><text:s text:c="3"/>100,7</text:p>
          </table:table-cell>
          <table:table-cell office:value-type="float" office:value="95.5" table:style-name="ce11">
            <text:p>95,5</text:p>
          </table:table-cell>
          <table:table-cell office:value-type="float" office:value="97" table:style-name="ce13">
            <text:p><text:s text:c="3"/>97,0</text:p>
          </table:table-cell>
          <table:table-cell office:value-type="float" office:value="113.4" table:style-name="ce13">
            <text:p><text:s text:c="3"/>113,4</text:p>
          </table:table-cell>
          <table:table-cell office:value-type="float" office:value="123.1" table:style-name="ce13">
            <text:p><text:s text:c="3"/>123,1</text:p>
          </table:table-cell>
          <table:table-cell office:value-type="float" office:value="120.1" table:style-name="ce12">
            <text:p>120,1</text:p>
          </table:table-cell>
          <table:table-cell office:value-type="float" office:value="95.4" table:style-name="ce11">
            <text:p>95,4</text:p>
          </table:table-cell>
          <table:table-cell office:value-type="float" office:value="102.3" table:style-name="ce6">
            <text:p>102,3</text:p>
          </table:table-cell>
          <table:table-cell office:value-type="float" office:value="100.1" table:style-name="ce11">
            <text:p>100,1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Искусство, развлечения и отдых</text:p>
          </table:table-cell>
          <table:table-cell office:value-type="float" office:value="113.2248182043523" table:style-name="ce12">
            <text:p>113,2</text:p>
          </table:table-cell>
          <table:table-cell office:value-type="float" office:value="108.19114406073111" table:style-name="ce12">
            <text:p>108,2</text:p>
          </table:table-cell>
          <table:table-cell office:value-type="float" office:value="102.63791562241489" table:style-name="ce12">
            <text:p>102,6</text:p>
          </table:table-cell>
          <table:table-cell office:value-type="float" office:value="106.70890390421685" table:style-name="ce12">
            <text:p>106,7</text:p>
          </table:table-cell>
          <table:table-cell office:value-type="float" office:value="101.03693173832001" table:style-name="ce12">
            <text:p>101,0</text:p>
          </table:table-cell>
          <table:table-cell office:value-type="float" office:value="101.1" table:style-name="ce13">
            <text:p><text:s text:c="3"/>101,1</text:p>
          </table:table-cell>
          <table:table-cell office:value-type="float" office:value="100.6" table:style-name="ce11">
            <text:p>100,6</text:p>
          </table:table-cell>
          <table:table-cell office:value-type="float" office:value="101.1" table:style-name="ce14">
            <text:p>101,1</text:p>
          </table:table-cell>
          <table:table-cell office:value-type="float" office:value="111" table:style-name="ce13">
            <text:p><text:s text:c="3"/>111,0</text:p>
          </table:table-cell>
          <table:table-cell office:value-type="float" office:value="101.9" table:style-name="ce13">
            <text:p><text:s text:c="3"/>101,9</text:p>
          </table:table-cell>
          <table:table-cell office:value-type="float" office:value="91.5" table:style-name="ce12">
            <text:p>91,5</text:p>
          </table:table-cell>
          <table:table-cell office:value-type="float" office:value="100.3" table:style-name="ce11">
            <text:p>100,3</text:p>
          </table:table-cell>
          <table:table-cell office:value-type="float" office:value="107" table:style-name="ce6">
            <text:p>107</text:p>
          </table:table-cell>
          <table:table-cell office:value-type="float" office:value="112.6" table:style-name="ce11">
            <text:p>112,6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Предоставление прочих видов услуг</text:p>
          </table:table-cell>
          <table:table-cell office:value-type="float" office:value="100.36881561997379" table:style-name="ce12">
            <text:p>100,4</text:p>
          </table:table-cell>
          <table:table-cell office:value-type="float" office:value="105.16242174818863" table:style-name="ce12">
            <text:p>105,2</text:p>
          </table:table-cell>
          <table:table-cell office:value-type="float" office:value="95.208907615926293" table:style-name="ce12">
            <text:p>95,2</text:p>
          </table:table-cell>
          <table:table-cell office:value-type="float" office:value="99.128283786905371" table:style-name="ce12">
            <text:p>99,1</text:p>
          </table:table-cell>
          <table:table-cell office:value-type="float" office:value="117.6334818664446" table:style-name="ce12">
            <text:p>117,6</text:p>
          </table:table-cell>
          <table:table-cell office:value-type="float" office:value="94.2" table:style-name="ce13">
            <text:p><text:s text:c="3"/>94,2</text:p>
          </table:table-cell>
          <table:table-cell office:value-type="float" office:value="89.7" table:style-name="ce11">
            <text:p>89,7</text:p>
          </table:table-cell>
          <table:table-cell office:value-type="float" office:value="93.7" table:style-name="ce14">
            <text:p>93,7</text:p>
          </table:table-cell>
          <table:table-cell office:value-type="float" office:value="99.2" table:style-name="ce13">
            <text:p><text:s text:c="3"/>99,2</text:p>
          </table:table-cell>
          <table:table-cell office:value-type="float" office:value="97" table:style-name="ce13">
            <text:p><text:s text:c="3"/>97,0</text:p>
          </table:table-cell>
          <table:table-cell office:value-type="float" office:value="101.4" table:style-name="ce12">
            <text:p>101,4</text:p>
          </table:table-cell>
          <table:table-cell office:value-type="float" office:value="102.5" table:style-name="ce11">
            <text:p>102,5</text:p>
          </table:table-cell>
          <table:table-cell office:value-type="float" office:value="98.5" table:style-name="ce6">
            <text:p>98,5</text:p>
          </table:table-cell>
          <table:table-cell office:value-type="float" office:value="104.5" table:style-name="ce11">
            <text:p>104,5</text:p>
          </table:table-cell>
          <table:table-cell table:number-columns-repeated="1636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Cyr" svg:font-family="&quot;Arial Cyr&quot;"/>
    <style:font-face style:name="Arial" svg:font-family="Arial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style:style style:name="SAPBEXaggData" style:family="table-cell" style:data-style-name="N4">
      <style:table-cell-properties fo:border="thin solid #3366FF" style:vertical-align="middle" fo:background-color="#FFFF99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SAPBEXaggDataEmph" style:family="table-cell" style:data-style-name="N4">
      <style:table-cell-properties fo:border="thin solid #3366FF" style:vertical-align="middle" fo:background-color="#FFFF99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SAPBEXaggItem" style:family="table-cell" style:data-style-name="N4">
      <style:table-cell-properties fo:border="thin solid #3366FF" style:vertical-align="middle" fo:background-color="#FFFF99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SAPBEXaggItemX" style:family="table-cell" style:data-style-name="N0">
      <style:table-cell-properties fo:border="thin solid #3366FF" style:vertical-align="top" fo:background-color="#FFFF99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SAPBEXchaText" style:family="table-cell" style:data-style-name="N4">
      <style:table-cell-properties style:vertical-align="middle" fo:background-color="#00CCFF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SAPBEXexcBad7" style:family="table-cell" style:data-style-name="N4">
      <style:table-cell-properties fo:border="thin solid #3366FF" style:vertical-align="middle" fo:background-color="#FF99CC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Bad8" style:family="table-cell" style:data-style-name="N4">
      <style:table-cell-properties fo:border="thin solid #3366FF" style:vertical-align="middle" fo:background-color="#FF808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Bad9" style:family="table-cell" style:data-style-name="N4">
      <style:table-cell-properties fo:border="thin solid #3366FF" style:vertical-align="middle" fo:background-color="#FF00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Critical4" style:family="table-cell" style:data-style-name="N4">
      <style:table-cell-properties fo:border="thin solid #3366FF" style:vertical-align="middle" fo:background-color="#FFCC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Critical5" style:family="table-cell" style:data-style-name="N4">
      <style:table-cell-properties fo:border="thin solid #3366FF" style:vertical-align="middle" fo:background-color="#FF99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Critical6" style:family="table-cell" style:data-style-name="N4">
      <style:table-cell-properties fo:border="thin solid #3366FF" style:vertical-align="middle" fo:background-color="#FF66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Good1" style:family="table-cell" style:data-style-name="N4">
      <style:table-cell-properties fo:border="thin solid #3366FF" style:vertical-align="middle" fo:background-color="#339966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Good2" style:family="table-cell" style:data-style-name="N4">
      <style:table-cell-properties fo:border="thin solid #3366FF" style:vertical-align="middle" fo:background-color="#99CC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excGood3" style:family="table-cell" style:data-style-name="N4">
      <style:table-cell-properties fo:border="thin solid #3366FF" style:vertical-align="middle" fo:background-color="#00FF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filterDrill" style:family="table-cell" style:data-style-name="N4">
      <style:table-cell-properties fo:border-top="2pt solid #CCFFFF" fo:border-bottom="thin solid #3366FF" fo:border-left="thin solid #CCFFFF" fo:border-right="thin solid #3366FF" style:vertical-align="middle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SAPBEXfilterItem" style:family="table-cell" style:data-style-name="N4">
      <style:table-cell-properties style:vertical-align="middle" fo:background-color="#CCFFFF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filterText" style:family="table-cell" style:data-style-name="N4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SAPBEXformats" style:family="table-cell" style:data-style-name="N4">
      <style:table-cell-properties fo:border="thin solid #3366FF" style:vertical-align="middle" fo:background-color="#00CCFF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headerItem" style:family="table-cell" style:data-style-name="N4">
      <style:table-cell-properties style:vertical-align="middle" fo:background-color="#CCFFFF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headerText" style:family="table-cell" style:data-style-name="N4">
      <style:table-cell-properties style:vertical-align="middle" fo:background-color="#00CCFF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HLevel0" style:family="table-cell" style:data-style-name="N0">
      <style:table-cell-properties fo:border="thin solid #3366FF" style:vertical-align="middle" fo:background-color="#666699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0X" style:family="table-cell" style:data-style-name="N0">
      <style:table-cell-properties fo:border="thin solid #3366FF" style:vertical-align="top" fo:background-color="#666699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1" style:family="table-cell" style:data-style-name="N0">
      <style:table-cell-properties fo:border="thin solid #3366FF" style:vertical-align="middle" fo:background-color="#00CC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1X" style:family="table-cell" style:data-style-name="N0">
      <style:table-cell-properties fo:border="thin solid #3366FF" style:vertical-align="top" fo:background-color="#00CC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2" style:family="table-cell" style:data-style-name="N0">
      <style:table-cell-properties fo:border="thin solid #3366FF" style:vertical-align="middle" fo:background-color="#99CC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2X" style:family="table-cell" style:data-style-name="N0">
      <style:table-cell-properties fo:border="thin solid #3366FF" style:vertical-align="top" fo:background-color="#99CC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3" style:family="table-cell" style:data-style-name="N0">
      <style:table-cell-properties fo:border="thin solid #3366FF" style:vertical-align="middle" fo:background-color="#CC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HLevel3X" style:family="table-cell" style:data-style-name="N0">
      <style:table-cell-properties fo:border="thin solid #3366FF" style:vertical-align="top" fo:background-color="#CC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SAPBEXresData" style:family="table-cell" style:data-style-name="N4">
      <style:table-cell-properties fo:border="thin solid #3366FF" style:vertical-align="middle" fo:background-color="#FFFFCC"/>
      <style:text-properties fo:color="#000000" style:font-name="Arial" style:font-name-asian="Arial" style:font-name-complex="Arial" style:font-family-generic="swiss"/>
    </style:style>
    <style:style style:name="SAPBEXresDataEmph" style:family="table-cell" style:data-style-name="N4">
      <style:table-cell-properties fo:border="thin solid #3366FF" style:vertical-align="middle" fo:background-color="#FFFFCC"/>
      <style:text-properties fo:color="#0000FF" style:font-name="Arial" style:font-name-asian="Arial" style:font-name-complex="Arial" style:font-family-generic="swiss"/>
    </style:style>
    <style:style style:name="SAPBEXresItem" style:family="table-cell" style:data-style-name="N4">
      <style:table-cell-properties fo:border="thin solid #3366FF" style:vertical-align="middle" fo:background-color="#FFFFCC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resItemX" style:family="table-cell" style:data-style-name="N0">
      <style:table-cell-properties fo:border="thin solid #3366FF" style:vertical-align="top" fo:background-color="#FFFFCC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stdData" style:family="table-cell" style:data-style-name="N4">
      <style:table-cell-properties fo:border="thin solid #3366FF" style:vertical-align="middle" fo:background-color="#CCFFFF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SAPBEXstdDataEmph" style:family="table-cell" style:data-style-name="N4">
      <style:table-cell-properties fo:border="thin solid #3366FF" style:vertical-align="middle" fo:background-color="#CCFFFF" style:repeat-content="false"/>
      <style:paragraph-properties fo:text-align="end" fo:margin-right="0cm"/>
      <style:text-properties fo:color="#0000FF" style:font-name="Arial" style:font-name-asian="Arial" style:font-name-complex="Arial" style:font-family-generic="swiss"/>
    </style:style>
    <style:style style:name="SAPBEXstdItem" style:family="table-cell" style:data-style-name="N4">
      <style:table-cell-properties fo:border="thin solid #3366FF" style:vertical-align="middle" fo:background-color="#00CCFF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stdItemX" style:family="table-cell" style:data-style-name="N0">
      <style:table-cell-properties fo:border="thin solid #3366FF" style:vertical-align="top" fo:background-color="#00CCFF" style:repeat-content="false"/>
      <style:paragraph-properties fo:text-align="start" fo:margin-left="0.353cm"/>
      <style:text-properties fo:color="#000000" style:font-name="Arial" style:font-name-asian="Arial" style:font-name-complex="Arial" style:font-family-generic="swiss"/>
    </style:style>
    <style:style style:name="SAPBEXtitle" style:family="table-cell" style:data-style-name="N4">
      <style:table-cell-properties style:vertical-align="middle" fo:background-color="#00FFFF" style:repeat-content="false"/>
      <style:paragraph-properties fo:text-align="start" fo:margin-left="0.353cm"/>
      <style:text-properties fo:color="#3366FF" style:font-name="Arial" style:font-name-asian="Arial" style:font-name-complex="Arial" fo:font-size="19pt" style:font-size-asian="19pt" style:font-size-complex="19pt" style:font-family-generic="swiss"/>
    </style:style>
    <style:style style:name="SAPBEXundefined" style:family="table-cell" style:data-style-name="N4">
      <style:table-cell-properties fo:border="thin solid #3366FF" style:vertical-align="middle" fo:background-color="#CC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1054__1073__1099__1095__1085__1099__1081___1051__1080__1089__1090_1" style:display-name="Обычный_Лист1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>М-29</dc:title>
    <dc:description/>
    <dc:subject/>
    <meta:initial-creator>B.Dzhumabaeva</meta:initial-creator>
    <dc:creator/>
    <meta:creation-date>2008-12-03T04:00:31Z</meta:creation-date>
    <dc:date>2025-04-15T08:24:34Z</dc:date>
    <meta:user-defined meta:name="ContentType">Документ</meta:user-defined>
  </office:meta>
</office:document-meta>
</file>